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" svg:font-family="Tahoma, Verdana, Arial, Helvetica, sans-serif"/>
    <style:font-face style:name="arial" svg:font-family="arial, helvetica, clean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style:font-name="Tahoma" fo:font-size="18pt" fo:letter-spacing="normal" fo:font-style="normal" fo:font-weight="bold"/>
    </style:style>
    <style:style style:name="P2" style:family="paragraph" style:parent-style-name="Text_20_body">
      <style:paragraph-properties fo:margin-left="0in" fo:margin-right="0in" fo:margin-top="0in" fo:margin-bottom="0in" style:contextual-spacing="false" style:line-height-at-least="0.1665in" fo:text-align="start" style:justify-single-word="false" fo:text-indent="0in" style:auto-text-indent="false" fo:padding="0in" fo:border="none"/>
    </style:style>
    <style:style style:name="P3" style:family="paragraph" style:parent-style-name="Text_20_body" style:list-style-name="L1">
      <style:paragraph-properties fo:margin-left="0in" fo:margin-right="0in" fo:margin-top="0in" fo:margin-bottom="0in" style:contextual-spacing="false" style:line-height-at-least="0.1665in" fo:text-align="start" style:justify-single-word="false" fo:text-indent="0in" style:auto-text-indent="false" fo:padding="0in" fo:border="none"/>
    </style:style>
    <style:style style:name="P4" style:family="paragraph" style:parent-style-name="Text_20_body" style:list-style-name="L2">
      <style:paragraph-properties fo:margin-left="0in" fo:margin-right="0in" fo:margin-top="0in" fo:margin-bottom="0in" style:contextual-spacing="false" style:line-height-at-least="0.1665in" fo:text-align="start" style:justify-single-word="false" fo:text-indent="0in" style:auto-text-indent="false" fo:padding="0in" fo:border="none"/>
    </style:style>
    <style:style style:name="P5" style:family="paragraph" style:parent-style-name="Text_20_body" style:list-style-name="L3">
      <style:paragraph-properties fo:margin-left="0in" fo:margin-right="0in" fo:margin-top="0in" fo:margin-bottom="0in" style:contextual-spacing="false" style:line-height-at-least="0.1665in" fo:text-align="start" style:justify-single-word="false" fo:text-indent="0in" style:auto-text-indent="false" fo:padding="0in" fo:border="none"/>
    </style:style>
    <style:style style:name="P6" style:family="paragraph" style:parent-style-name="Text_20_body" style:list-style-name="L6">
      <style:paragraph-properties fo:margin-left="0in" fo:margin-right="0in" fo:margin-top="0in" fo:margin-bottom="0in" style:contextual-spacing="false" style:line-height-at-least="0.1665in" fo:text-align="start" style:justify-single-word="false" fo:text-indent="0in" style:auto-text-indent="false" fo:padding="0in" fo:border="none"/>
    </style:style>
    <style:style style:name="P7" style:family="paragraph" style:parent-style-name="Text_20_body" style:list-style-name="L7">
      <style:paragraph-properties fo:margin-left="0in" fo:margin-right="0in" fo:margin-top="0in" fo:margin-bottom="0in" style:contextual-spacing="false" style:line-height-at-least="0.1665in" fo:text-align="start" style:justify-single-word="false" fo:text-indent="0in" style:auto-text-indent="false" fo:padding="0in" fo:border="none"/>
    </style:style>
    <style:style style:name="P8" style:family="paragraph" style:parent-style-name="Text_20_body">
      <style:paragraph-properties fo:margin-left="0in" fo:margin-right="0in" fo:margin-top="0in" fo:margin-bottom="0in" style:contextual-spacing="false" style:line-height-at-least="0.1665in" fo:text-align="start" style:justify-single-word="false" fo:text-indent="0in" style:auto-text-indent="false" fo:padding="0in" fo:border="none"/>
      <style:text-properties fo:font-variant="normal" fo:text-transform="none" fo:color="#000000" style:font-name="arial" fo:font-size="9.75pt" fo:letter-spacing="normal" fo:font-style="normal" fo:font-weight="normal"/>
    </style:style>
    <style:style style:name="P9" style:family="paragraph" style:parent-style-name="Text_20_body" style:list-style-name="L1">
      <style:paragraph-properties fo:margin-left="0in" fo:margin-right="0in" fo:margin-top="0in" fo:margin-bottom="0in" style:contextual-spacing="false" style:line-height-at-least="0.1665in" fo:text-align="start" style:justify-single-word="false" fo:text-indent="0in" style:auto-text-indent="false" fo:padding="0in" fo:border="none"/>
      <style:text-properties fo:font-variant="normal" fo:text-transform="none" fo:color="#000000" style:font-name="arial" fo:font-size="9.75pt" fo:letter-spacing="normal" fo:font-style="normal" fo:font-weight="normal"/>
    </style:style>
    <style:style style:name="P10" style:family="paragraph" style:parent-style-name="Text_20_body" style:list-style-name="L2">
      <style:paragraph-properties fo:margin-left="0in" fo:margin-right="0in" fo:margin-top="0in" fo:margin-bottom="0in" style:contextual-spacing="false" style:line-height-at-least="0.1665in" fo:text-align="start" style:justify-single-word="false" fo:text-indent="0in" style:auto-text-indent="false" fo:padding="0in" fo:border="none"/>
      <style:text-properties fo:font-variant="normal" fo:text-transform="none" fo:color="#000000" style:font-name="arial" fo:font-size="9.75pt" fo:letter-spacing="normal" fo:font-style="normal" fo:font-weight="normal"/>
    </style:style>
    <style:style style:name="P11" style:family="paragraph" style:parent-style-name="Text_20_body" style:list-style-name="L4">
      <style:paragraph-properties fo:margin-left="0in" fo:margin-right="0in" fo:margin-top="0in" fo:margin-bottom="0in" style:contextual-spacing="false" style:line-height-at-least="0.1665in" fo:text-align="start" style:justify-single-word="false" fo:text-indent="0in" style:auto-text-indent="false" fo:padding="0in" fo:border="none"/>
      <style:text-properties fo:font-variant="normal" fo:text-transform="none" fo:color="#000000" style:font-name="arial" fo:font-size="9.75pt" fo:letter-spacing="normal" fo:font-style="normal" fo:font-weight="normal"/>
    </style:style>
    <style:style style:name="P12" style:family="paragraph" style:parent-style-name="Text_20_body" style:list-style-name="L5">
      <style:paragraph-properties fo:margin-left="0in" fo:margin-right="0in" fo:margin-top="0in" fo:margin-bottom="0in" style:contextual-spacing="false" style:line-height-at-least="0.1665in" fo:text-align="start" style:justify-single-word="false" fo:text-indent="0in" style:auto-text-indent="false" fo:padding="0in" fo:border="none"/>
      <style:text-properties fo:font-variant="normal" fo:text-transform="none" fo:color="#000000" style:font-name="arial" fo:font-size="9.75pt" fo:letter-spacing="normal" fo:font-style="normal" fo:font-weight="normal"/>
    </style:style>
    <style:style style:name="P13" style:family="paragraph" style:parent-style-name="Text_20_body" style:list-style-name="L6">
      <style:paragraph-properties fo:margin-left="0in" fo:margin-right="0in" fo:margin-top="0in" fo:margin-bottom="0in" style:contextual-spacing="false" style:line-height-at-least="0.1665in" fo:text-align="start" style:justify-single-word="false" fo:text-indent="0in" style:auto-text-indent="false" fo:padding="0in" fo:border="none"/>
      <style:text-properties fo:font-variant="normal" fo:text-transform="none" fo:color="#000000" style:font-name="arial" fo:font-size="9.75pt" fo:letter-spacing="normal" fo:font-style="normal" fo:font-weight="normal"/>
    </style:style>
    <style:style style:name="P14" style:family="paragraph" style:parent-style-name="Text_20_body" style:list-style-name="L7">
      <style:paragraph-properties fo:margin-left="0in" fo:margin-right="0in" fo:margin-top="0in" fo:margin-bottom="0in" style:contextual-spacing="false" style:line-height-at-least="0.1665in" fo:text-align="start" style:justify-single-word="false" fo:text-indent="0in" style:auto-text-indent="false" fo:padding="0in" fo:border="none"/>
      <style:text-properties fo:font-variant="normal" fo:text-transform="none" fo:color="#000000" style:font-name="arial" fo:font-size="9.75pt" fo:letter-spacing="normal" fo:font-style="normal" fo:font-weight="normal"/>
    </style:style>
    <style:style style:name="P15" style:family="paragraph" style:parent-style-name="Text_20_body" style:list-style-name="L1">
      <style:paragraph-properties fo:margin-left="0in" fo:margin-right="0in" style:line-height-at-least="0.1665in" fo:text-align="start" style:justify-single-word="false" fo:text-indent="0in" style:auto-text-indent="false" fo:padding="0in" fo:border="none"/>
      <style:text-properties fo:font-variant="normal" fo:text-transform="none" fo:color="#000000" style:font-name="arial" fo:font-size="9.75pt" fo:letter-spacing="normal" fo:font-style="normal" fo:font-weight="normal"/>
    </style:style>
    <style:style style:name="P16" style:family="paragraph" style:parent-style-name="Text_20_body" style:list-style-name="L2">
      <style:paragraph-properties fo:margin-left="0in" fo:margin-right="0in" style:line-height-at-least="0.1665in" fo:text-align="start" style:justify-single-word="false" fo:text-indent="0in" style:auto-text-indent="false" fo:padding="0in" fo:border="none"/>
      <style:text-properties fo:font-variant="normal" fo:text-transform="none" fo:color="#000000" style:font-name="arial" fo:font-size="9.75pt" fo:letter-spacing="normal" fo:font-style="normal" fo:font-weight="normal"/>
    </style:style>
    <style:style style:name="P17" style:family="paragraph" style:parent-style-name="Text_20_body" style:list-style-name="L4">
      <style:paragraph-properties fo:margin-left="0in" fo:margin-right="0in" style:line-height-at-least="0.1665in" fo:text-align="start" style:justify-single-word="false" fo:text-indent="0in" style:auto-text-indent="false" fo:padding="0in" fo:border="none"/>
      <style:text-properties fo:font-variant="normal" fo:text-transform="none" fo:color="#000000" style:font-name="arial" fo:font-size="9.75pt" fo:letter-spacing="normal" fo:font-style="normal" fo:font-weight="normal"/>
    </style:style>
    <style:style style:name="P18" style:family="paragraph" style:parent-style-name="Text_20_body" style:list-style-name="L5">
      <style:paragraph-properties fo:margin-left="0in" fo:margin-right="0in" style:line-height-at-least="0.1665in" fo:text-align="start" style:justify-single-word="false" fo:text-indent="0in" style:auto-text-indent="false" fo:padding="0in" fo:border="none"/>
      <style:text-properties fo:font-variant="normal" fo:text-transform="none" fo:color="#000000" style:font-name="arial" fo:font-size="9.75pt" fo:letter-spacing="normal" fo:font-style="normal" fo:font-weight="normal"/>
    </style:style>
    <style:style style:name="P19" style:family="paragraph" style:parent-style-name="Text_20_body" style:list-style-name="L7">
      <style:paragraph-properties fo:margin-left="0in" fo:margin-right="0in" style:line-height-at-least="0.1665in" fo:text-align="start" style:justify-single-word="false" fo:text-indent="0in" style:auto-text-indent="false" fo:padding="0in" fo:border="none"/>
      <style:text-properties fo:font-variant="normal" fo:text-transform="none" fo:color="#000000" style:font-name="arial" fo:font-size="9.75pt" fo:letter-spacing="normal" fo:font-style="normal" fo:font-weight="normal"/>
    </style:style>
    <style:style style:name="P20" style:family="paragraph" style:parent-style-name="Text_20_body">
      <style:paragraph-properties fo:margin-left="0in" fo:margin-right="0in" style:line-height-at-least="0.1665in" fo:text-align="start" style:justify-single-word="false" fo:text-indent="0in" style:auto-text-indent="false" fo:padding="0in" fo:border="none"/>
    </style:style>
    <style:style style:name="P21" style:family="paragraph" style:parent-style-name="Text_20_body" style:list-style-name="L3">
      <style:paragraph-properties fo:margin-left="0in" fo:margin-right="0in" style:line-height-at-least="0.1665in" fo:text-align="start" style:justify-single-word="false" fo:text-indent="0in" style:auto-text-indent="false" fo:padding="0in" fo:border="none"/>
    </style:style>
    <style:style style:name="P22" style:family="paragraph" style:parent-style-name="Text_20_body" style:list-style-name="L6">
      <style:paragraph-properties fo:margin-left="0in" fo:margin-right="0in" style:line-height-at-least="0.1665in" fo:text-align="start" style:justify-single-word="false" fo:text-indent="0in" style:auto-text-indent="false" fo:padding="0in" fo:border="none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3" style:family="text">
      <style:text-properties fo:font-variant="normal" fo:text-transform="none" fo:color="#000000" style:font-name="arial" fo:font-size="9.75pt" fo:letter-spacing="normal" fo:font-style="normal" fo:font-weight="bold"/>
    </style:style>
    <style:style style:name="T4" style:family="text">
      <style:text-properties fo:font-variant="normal" fo:text-transform="none" fo:color="#000000" style:font-name="arial" fo:font-size="9.75pt" fo:letter-spacing="normal" fo:font-style="italic" fo:font-weight="normal"/>
    </style:style>
    <style:style style:name="T5" style:family="text">
      <style:text-properties fo:font-variant="normal" fo:text-transform="none" fo:color="#000000" style:font-name="arial" fo:font-size="9.75pt" fo:letter-spacing="normal" fo:font-style="italic" fo:font-weight="bold"/>
    </style:style>
    <style:style style:name="T6" style:family="text">
      <style:text-properties fo:font-variant="normal" fo:text-transform="none" fo:color="#697f55" style:text-line-through-style="none" style:text-line-through-type="none" style:font-name="arial" fo:font-size="9.75pt" fo:letter-spacing="normal" fo:font-style="normal" style:text-underline-style="none" fo:font-weight="bold" style:text-blinking="false"/>
    </style:style>
    <style:style style:name="T7" style:family="text">
      <style:text-properties fo:font-variant="normal" fo:text-transform="none" fo:color="#697f55" style:text-line-through-style="none" style:text-line-through-type="none" style:font-name="arial" fo:font-size="9.75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697f55" style:text-line-through-style="none" style:text-line-through-type="none" style:font-name="arial" fo:font-size="9.75pt" fo:letter-spacing="normal" fo:font-style="italic" style:text-underline-style="none" fo:font-weight="normal" style:text-blinking="false"/>
    </style:style>
    <style:style style:name="T9" style:family="text">
      <style:text-properties fo:font-variant="normal" fo:text-transform="none" fo:color="#697f55" style:text-line-through-style="none" style:text-line-through-type="none" style:font-name="arial" fo:font-size="9.75pt" fo:letter-spacing="normal" fo:font-style="italic" style:text-underline-style="none" fo:font-weight="bold" style:text-blinking="false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1 Criação e encerramento de processos</text:h>
      <text:p text:style-name="P2"><text:span text:style-name="T2">Já estamos acostumados a ouvir que um </text:span><text:span text:style-name="Strong_20_Emphasis"><text:span text:style-name="T3">processo</text:span></text:span><text:span text:style-name="T2"> é um </text:span><text:span text:style-name="Strong_20_Emphasis"><text:span text:style-name="T3">programa em execução</text:span></text:span><text:span text:style-name="T2">. Mas como são criados </text:span><text:span text:style-name="Strong_20_Emphasis"><text:span text:style-name="T3">novos</text:span></text:span><text:span text:style-name="T2"> processos?</text:span></text:p>
      <text:p text:style-name="P2"><text:span text:style-name="T2">Sim, com duplo-clique num ícone no ambiente gráfico, ou, para quem estudou o </text:span><text:span text:style-name="Emphasis"><text:span text:style-name="T4">shell</text:span></text:span><text:span text:style-name="T2">, digitando uma linha de comando. Mas como o gerente do ambiente gráfico, o gerenciador de arquivos e o </text:span><text:span text:style-name="Emphasis"><text:span text:style-name="T4">shell</text:span></text:span><text:span text:style-name="T2"> criam um novo processo?</text:span></text:p>
      <text:p text:style-name="P2"><text:span text:style-name="T2">É o SO quem faz essa criação. Para solicitar esse serviço existe uma chamada de sistema: </text:span><text:a xlink:type="simple" xlink:href="http://linux.die.net/man/2/fork"><text:span text:style-name="Strong_20_Emphasis"><text:span text:style-name="T6">fork</text:span></text:span></text:a><text:span text:style-name="T2">(2) (</text:span><text:span text:style-name="Emphasis"><text:span text:style-name="T4">$ man 2 fork</text:span></text:span><text:span text:style-name="T2"> :-)</text:span></text:p>
      <text:p text:style-name="P2"><text:span text:style-name="T2">Ao executar a chamada </text:span><text:span text:style-name="Emphasis"><text:span text:style-name="T4">fork</text:span></text:span><text:span text:style-name="T2"> o SO faz uma </text:span><text:span text:style-name="Strong_20_Emphasis"><text:span text:style-name="T3">cópia</text:span></text:span><text:span text:style-name="T2"> do processo atual. Para tanto, é preciso alocar um novo descritor de processos que, no Linux, chama-se </text:span><text:a xlink:type="simple" xlink:href="http://lxr.free-electrons.com/source/include/linux/sched.h#L1223"><text:span text:style-name="T7">task-struct</text:span></text:a><text:span text:style-name="T2">. Também é preciso determinar um PID único para esse novo processo, que terá o valor de PPID igual ao PID do processo que executou a chamada, seu pai.</text:span></text:p>
      <text:p text:style-name="P2"><text:span text:style-name="T2">Como num ambiente multitarefa há um isolamento entre as áreas de memória dos processos, usando memória virtual, é preciso alocar áreas de memória para o processo filho sendo criado. Assim, o SO cria uma nova </text:span><text:a xlink:type="simple" xlink:href="http://en.wikipedia.org/wiki/Page_table"><text:span text:style-name="Emphasis"><text:span text:style-name="T8">page table</text:span></text:span></text:a><text:span text:style-name="T2">, que será usada pela </text:span><text:a xlink:type="simple" xlink:href="http://en.wikipedia.org/wiki/Memory_management_unit"><text:span text:style-name="T7">MMU</text:span></text:a><text:span text:style-name="T2"> do processador para traduzir endereços lógicos em endereços físicos. Para acelerar as traduções de endereço, é comum que as informações da </text:span><text:span text:style-name="Emphasis"><text:span text:style-name="T4">page table</text:span></text:span><text:span text:style-name="T2"> sejam armazenadas numa memória de acesso rápido chamada </text:span><text:a xlink:type="simple" xlink:href="http://en.wikipedia.org/wiki/Translation_lookaside_buffer"><text:span text:style-name="T7">TLB</text:span></text:a><text:span text:style-name="T2"> (</text:span><text:span text:style-name="Emphasis"><text:span text:style-name="T4">translation lookaside buffer</text:span></text:span><text:span text:style-name="T2">), ajustada pelo SO nas trocas de contexto.</text:span></text:p>
      <text:p text:style-name="P2"><text:span text:style-name="T2">Se o processo filho é uma cópia do pai, o SO deve copiar informações do descritor (</text:span><text:span text:style-name="Emphasis"><text:span text:style-name="T4">task_struct</text:span></text:span><text:span text:style-name="T2">) do processo pai para o descritor do processo filho. Também é preciso copiar áreas de </text:span><text:a xlink:type="simple" xlink:href="http://duartes.org/gustavo/blog/post/anatomy-of-a-program-in-memory"><text:span text:style-name="T7">memória</text:span></text:a><text:span text:style-name="T2"> de código e dados (segmento de dados, variáveis estáticas, </text:span><text:span text:style-name="Emphasis"><text:span text:style-name="T4">heap</text:span></text:span><text:span text:style-name="T2"> e </text:span><text:a xlink:type="simple" xlink:href="http://en.wikipedia.org/wiki/Call_stack"><text:span text:style-name="T7">pilha</text:span></text:a><text:span text:style-name="T2">). Para melhorar o tempo de criação de processos, contudo, Linux usa uma estratégia chamada </text:span><text:a xlink:type="simple" xlink:href="http://en.wikipedia.org/wiki/Copy-on-write"><text:span text:style-name="Emphasis"><text:span text:style-name="T8">copy-on-write</text:span></text:span></text:a><text:span text:style-name="T2">. Neste caso, o SO apenas copia a tabela de páginas do processo pai para o filho, apontando para as mesmas páginas de memória. Deste modo, se o processo filho terminar em seguida ou se fizer uma chamada para sobrepor sua área de código com a função </text:span><text:a xlink:type="simple" xlink:href="http://linux.die.net/man/3/exec"><text:span text:style-name="T7">exec</text:span></text:a><text:span text:style-name="T2">, não houve gasto desnecessário com duplicações de memória. Por outro lado, se o processo filho ou o pai tentarem modificar qualquer página, é preciso gerar uma cópia desta página para o filho antes.</text:span></text:p>
      <text:p text:style-name="P8">// falta detalhar o exec...</text:p>
      <text:p text:style-name="P2"><text:span text:style-name="T2">De maneira resumida, </text:span><text:span text:style-name="Emphasis"><text:span text:style-name="T4">fork</text:span></text:span><text:span text:style-name="T2"> cria uma </text:span><text:span text:style-name="Strong_20_Emphasis"><text:span text:style-name="T3">cópia</text:span></text:span><text:span text:style-name="T2"> do processo atual. Após a criação, os 2 processos vão para a fila de processos prontos e, quando </text:span><text:a xlink:type="simple" xlink:href="http://en.wikipedia.org/wiki/Scheduling_(computing)"><text:span text:style-name="T7">selecionados</text:span></text:a><text:span text:style-name="T2"> pelo </text:span><text:a xlink:type="simple" xlink:href="http://en.wikipedia.org/wiki/Completely_Fair_Scheduler"><text:span text:style-name="T7">escalonador</text:span></text:a><text:span text:style-name="T2">, voltam à execução na </text:span><text:span text:style-name="Strong_20_Emphasis"><text:span text:style-name="T3">instrução seguinte</text:span></text:span><text:span text:style-name="T2"> à chamada </text:span><text:span text:style-name="Emphasis"><text:span text:style-name="T4">fork</text:span></text:span><text:span text:style-name="T2">. </text:span></text:p>
      <text:p text:style-name="P2"><text:span text:style-name="T2">Uma questão importante na execução desses 2 processos (pai e filho) é como diferenciar o código do processo pai do processo filho. Isso é feito analisando-se o valor de </text:span><text:span text:style-name="Strong_20_Emphasis"><text:span text:style-name="T3">retorno</text:span></text:span><text:span text:style-name="T2"> da chamada </text:span><text:span text:style-name="Emphasis"><text:span text:style-name="T4">fork</text:span></text:span><text:span text:style-name="T2">. Para o processo pai, </text:span><text:span text:style-name="Emphasis"><text:span text:style-name="T4">fork</text:span></text:span><text:span text:style-name="T2">() retorna o </text:span><text:span text:style-name="Strong_20_Emphasis"><text:span text:style-name="T3">PID</text:span></text:span><text:span text:style-name="T2"> do processo </text:span><text:span text:style-name="Strong_20_Emphasis"><text:span text:style-name="T3">filho</text:span></text:span><text:span text:style-name="T2"> criado. Para o filho, o valor de retorno é </text:span><text:span text:style-name="Strong_20_Emphasis"><text:span text:style-name="T3">0</text:span></text:span><text:span text:style-name="T2"> (zero), que indica sucesso na operação.</text:span></text:p>
      <text:p text:style-name="P2"><text:span text:style-name="T2">Além do PID, o SO mantém vários identificadores associados a um processo, como </text:span><text:span text:style-name="Strong_20_Emphasis"><text:span text:style-name="T3">ppid</text:span></text:span><text:span text:style-name="T2">, </text:span><text:span text:style-name="Strong_20_Emphasis"><text:span text:style-name="T3">pgid</text:span></text:span><text:span text:style-name="T2">, </text:span><text:span text:style-name="Strong_20_Emphasis"><text:span text:style-name="T3">uid</text:span></text:span><text:span text:style-name="T2"> e </text:span><text:span text:style-name="Strong_20_Emphasis"><text:span text:style-name="T3">gid</text:span></text:span><text:span text:style-name="T2">, que indicam o processo pai, o grupo de processo (</text:span><text:a xlink:type="simple" xlink:href="http://en.wikipedia.org/wiki/Process_group"><text:span text:style-name="Emphasis"><text:span text:style-name="T8">process group</text:span></text:span></text:a><text:span text:style-name="T2">), o usuário e o grupo base associados ao processo. Enquanto o grupo de processos é usado para o envio de sinais no terminal, as identificações de usuário e grupo servem para o controle das permissões associadas ao processo. As permissões são herdadas do usuário ao qual o processo está associado, a menos que o arquivo executável tenha o atributo </text:span><text:a xlink:type="simple" xlink:href="http://man7.org/linux/man-pages/man2/setuid.2.html"><text:span text:style-name="Emphasis"><text:span text:style-name="T8">setuid</text:span></text:span></text:a><text:span text:style-name="T2"> ou </text:span><text:a xlink:type="simple" xlink:href="http://www.gnu.org/software/coreutils/manual/html_node/Directory-Setuid-and-Setgid.html"><text:span text:style-name="Emphasis"><text:span text:style-name="T8">setgid</text:span></text:span></text:a><text:span text:style-name="T2">, que o fazem </text:span><text:a xlink:type="simple" xlink:href="http://en.wikipedia.org/wiki/Setuid"><text:span text:style-name="T7">herdar</text:span></text:a><text:span text:style-name="T2"> os privilégios associados ao dono ou ao grupo do arquivo.</text:span></text:p>
      <text:p text:style-name="P2"><text:a xlink:type="simple" xlink:href="http://man7.org/linux/man-pages/man2/getpriority.2.html"><text:span text:style-name="T7">Prioridades</text:span></text:a><text:span text:style-name="T2">, identificadores da política de </text:span><text:a xlink:type="simple" xlink:href="http://man7.org/linux/man-pages/man2/sched_setscheduler.2.html"><text:span text:style-name="T7">escalonamento</text:span></text:a><text:span text:style-name="T2">, contadores de uso de recursos, referências a </text:span><text:span text:style-name="Emphasis"><text:span text:style-name="T4">threads</text:span></text:span><text:span text:style-name="T2"> associadas ao processo, e outras tantas informações, são mantidas pelo SO na </text:span><text:span text:style-name="Emphasis"><text:span text:style-name="T4">task_struct</text:span></text:span><text:span text:style-name="T2"> de um processo. Outras informações importantes incluem o vetor de </text:span><text:a xlink:type="simple" xlink:href="http://en.wikipedia.org/wiki/File_descriptor"><text:span text:style-name="T7">arquivos</text:span></text:a><text:span text:style-name="T2"> </text:span><text:a xlink:type="simple" xlink:href="http://pubs.opengroup.org/onlinepubs/7908799/xsh/open.html"><text:span text:style-name="T7">abertos</text:span></text:a><text:span text:style-name="T2"> e uma estrutura para </text:span><text:a xlink:type="simple" xlink:href="http://en.wikipedia.org/wiki/C_signal_handling"><text:span text:style-name="T7">tratamento</text:span></text:a><text:span text:style-name="T2"> de </text:span><text:a xlink:type="simple" xlink:href="http://en.wikipedia.org/wiki/Signal_(computing)"><text:span text:style-name="T7">sinais</text:span></text:a><text:span text:style-name="T2">.</text:span></text:p>
      <text:p text:style-name="P2"><text:span text:style-name="T2">E, se um processo é criado com a chamada </text:span><text:span text:style-name="Emphasis"><text:span text:style-name="T4">fork</text:span></text:span><text:span text:style-name="T2">(), como ele termina? Salvo nas condições de erro, em que um processo é terminado pelo tratamento de um sinal (que também pode ser gerado por outro processo), um processo deve fazer uma chamada explícita ao SO para terminar. Na prática, em programas C, o simples retorno da função </text:span><text:span text:style-name="Emphasis"><text:span text:style-name="T4">main</text:span></text:span><text:span text:style-name="T2">() vai ser tratado pelo compilador com a inclusão de uma chamada de fim para o SO. Também é possível terminar o processo chamando a função C </text:span><text:a xlink:type="simple" xlink:href="http://linux.die.net/man/3/exit"><text:span text:style-name="Emphasis"><text:span text:style-name="Strong_20_Emphasis"><text:span text:style-name="T9">exit</text:span></text:span></text:span></text:a><text:span text:style-name="T2">(3), ou a chamada de sistema </text:span><text:a xlink:type="simple" xlink:href="http://man7.org/linux/man-pages/man2/_exit.2.html"><text:span text:style-name="Emphasis"><text:span text:style-name="Strong_20_Emphasis"><text:span text:style-name="T9">_exit</text:span></text:span></text:span></text:a><text:span text:style-name="T2">(2). Nesses casos, o SO termina o processo, liberando os recursos que ele tinha alocado.</text:span></text:p>
      <text:p text:style-name="P2"><text:span text:style-name="T2">No caso em que processos cooperam, o processo pai pode ainda esperar pela conclusão de qualquer de seus processos filhos. Para tanto, existe a chamada </text:span><text:a xlink:type="simple" xlink:href="http://man7.org/linux/man-pages/man2/wait.2.html"><text:span text:style-name="Emphasis"><text:span text:style-name="Strong_20_Emphasis"><text:span text:style-name="T9">wait</text:span></text:span></text:span></text:a><text:span text:style-name="T2">(2), que bloqueia o processo pai até que algum de seus processos filhos termine, e a chamada </text:span><text:a xlink:type="simple" xlink:href="http://man7.org/linux/man-pages/man2/wait.2.html"><text:span text:style-name="Emphasis"><text:span text:style-name="Strong_20_Emphasis"><text:span text:style-name="T9">waitpid</text:span></text:span></text:span></text:a><text:span text:style-name="T2">(2), que permite esperar pelo fim ou por alguma mudança de estado de processo filho especificado.</text:span></text:p>
      <text:p text:style-name="P2"><text:span text:style-name="T2">Um exemplo interessante de aplicação que usa múltiplos processos é o navegador </text:span><text:a xlink:type="simple" xlink:href="http://www.google.com/googlebooks/chrome/small_00.html"><text:span text:style-name="T7">Chrome</text:span></text:a><text:span text:style-name="T2">.</text:span></text:p>
      <text:p text:style-name="P8">Bons estudos,</text:p>
      <text:p text:style-name="P8">Hélio</text:p>
      <text:p text:style-name="P8">Programas: proc fork exit wait </text:p>
      <text:p text:style-name="P8"><text:bookmark text:name="yui_3_9_1_2_1378510732457_1169"/>Tempo de estudo previsto: 8h</text:p>
      <text:p text:style-name="P8"><text:soft-page-break/>O que é preciso saber com esta unidade:</text:p>
      <text:list xml:id="list8555973200003249847" text:style-name="L1">
        <text:list-item>
          <text:p text:style-name="P9">conhecer identificadores associados aos processos pelo SO</text:p>
        </text:list-item>
        <text:list-item>
          <text:p text:style-name="P3"><text:span text:style-name="T2">criar processos com a chamada </text:span><text:span text:style-name="Emphasis"><text:span text:style-name="T4">fork</text:span></text:span></text:p>
        </text:list-item>
        <text:list-item>
          <text:p text:style-name="P9">estruturas de controle mantidas pelo SO para cada processo</text:p>
        </text:list-item>
        <text:list-item>
          <text:p text:style-name="P3"><text:span text:style-name="T2">áreas de memória associadas a um processo e estratégia </text:span><text:span text:style-name="Emphasis"><text:span text:style-name="T4">copy-on-write</text:span></text:span><text:span text:style-name="T2"> (e conhecer </text:span><text:span text:style-name="Emphasis"><text:span text:style-name="T4">vfork</text:span></text:span><text:span text:style-name="T2">, por razões históricas:)</text:span></text:p>
        </text:list-item>
        <text:list-item>
          <text:p text:style-name="P3"><text:span text:style-name="T2">espera por processos com </text:span><text:span text:style-name="Emphasis"><text:span text:style-name="T4">wait</text:span></text:span><text:span text:style-name="T2"> e </text:span><text:span text:style-name="Emphasis"><text:span text:style-name="T4">waitpid</text:span></text:span><text:span text:style-name="T2">, tratamento de </text:span><text:span text:style-name="Emphasis"><text:span text:style-name="T4">zombies</text:span></text:span><text:span text:style-name="T2"> </text:span></text:p>
        </text:list-item>
        <text:list-item>
          <text:p text:style-name="P3"><text:span text:style-name="T2">identificação de processos e envio de sinais com chamada </text:span><text:span text:style-name="Emphasis"><text:span text:style-name="T4">kill</text:span></text:span><text:span text:style-name="T2"> </text:span></text:p>
        </text:list-item>
        <text:list-item>
          <text:p text:style-name="P15">formas de término de um processo: return, exit (+ atexit), _exit</text:p>
        </text:list-item>
      </text:list>
      <text:p text:style-name="Standard"/>
      <text:h text:style-name="P1" text:outline-level="2">2 Tratamento de sinais</text:h>
      <text:p text:style-name="P2"><text:a xlink:type="simple" xlink:href="http://en.wikipedia.org/wiki/Unix_signal"><text:span text:style-name="Strong_20_Emphasis"><text:span text:style-name="T6">Sinais</text:span></text:span></text:a><text:span text:style-name="T2"> são um mecanismo de notificação para processos, que pode estar associada a eventos pré-definidos ocorridos durante a execução de um processo. Sinais também podem ser enviados a um grupo de processos em decorrência de uma combinação </text:span><text:a xlink:type="simple" xlink:href="http://en.wikipedia.org/wiki/Process_group"><text:span text:style-name="T7">de teclas pressionadas</text:span></text:a><text:span text:style-name="T2"> por um usuário do terminal. Também é possível enviar sinais de forma explícita através de uma </text:span><text:a xlink:type="simple" xlink:href="http://man7.org/linux/man-pages/man2/kill.2.html"><text:span text:style-name="T7">chamada de sistema</text:span></text:a><text:span text:style-name="T2">, realizada por outro processo do mesmo usuário ou do </text:span><text:span text:style-name="T4">roto</text:span><text:span text:style-name="T2">.</text:span></text:p>
      <text:p text:style-name="P2"><text:span text:style-name="T2">De acordo com padrões POSIX, há 2 grupos de </text:span><text:a xlink:type="simple" xlink:href="http://man7.org/linux/man-pages/man7/signal.7.html"><text:span text:style-name="T7">sinais</text:span></text:a><text:span text:style-name="T2">: </text:span><text:span text:style-name="Emphasis"><text:span text:style-name="T4">reliable signals </text:span></text:span><text:span text:style-name="T2">(que são os sinais normais) e </text:span><text:span text:style-name="Emphasis"><text:span text:style-name="T4">real-time signals</text:span></text:span><text:span text:style-name="T2">. Os sinais normais estão associados a eventos pré-definidos e têm número associado de 1 a 31, enquanto os sinais de tempo real, com valores definidos pelas macros SIGRTMIN (33) e SIGRTMAX (64), podem ser definidos de acordo com a função especificada pelo </text:span><text:a xlink:type="simple" xlink:href="https://moodle.dc.ufscar.br/mod/assign/view.php?id=7356"><text:span text:style-name="T7">programa</text:span></text:a><text:span text:style-name="T2">.</text:span></text:p>
      <text:p text:style-name="P2"><text:span text:style-name="T2">Para poder tratar o envio e o recebimento de sinais, o SO mantém </text:span><text:a xlink:type="simple" xlink:href="http://lxr.free-electrons.com/source/include/linux/sched.h#L565"><text:span text:style-name="T7">estruturas</text:span></text:a><text:span text:style-name="T2"> de dados de controle de sinais para cada </text:span><text:a xlink:type="simple" xlink:href="http://lxr.free-electrons.com/source/include/linux/sched.h#L1405"><text:span text:style-name="T7">processo</text:span></text:a><text:span text:style-name="T2">. Essas estruturas permitem que um processo </text:span><text:a xlink:type="simple" xlink:href="http://man7.org/linux/man-pages/man2/sigaction.2.html"><text:span text:style-name="T7">ignore</text:span></text:a><text:span text:style-name="T2"> o recebimento de um sinal específico, que seja </text:span><text:a xlink:type="simple" xlink:href="http://man7.org/linux/man-pages/man2/signal.2.html"><text:span text:style-name="T7">instalada</text:span></text:a><text:span text:style-name="T2"> uma rotina de </text:span><text:a xlink:type="simple" xlink:href="http://man7.org/linux/man-pages/man2/sigaction.2.html"><text:span text:style-name="T7">tratamento</text:span></text:a><text:span text:style-name="T2"> para um sinal, ou que o recebimento de um sinal seja </text:span><text:a xlink:type="simple" xlink:href="http://man7.org/linux/man-pages/man2/sigprocmask.2.html"><text:span text:style-name="T7">bloqueado</text:span></text:a><text:span text:style-name="T2"> explicitamente. Apenas os sinais SIGKILL e SIGSTOP não podem ser capturados, ignorados ou bloqueados por um processo. Sinais que não são tratados explicitamente por um processo têm </text:span><text:a xlink:type="simple" xlink:href="http://man7.org/linux/man-pages/man7/signal.7.html"><text:span text:style-name="T7">ações pré-definidas</text:span></text:a><text:span text:style-name="T2"> pelo SO, caso ocorram. Dependendo do sinal, essas ações podem significar </text:span><text:span text:style-name="Strong_20_Emphasis"><text:span text:style-name="T3">terminar</text:span></text:span><text:span text:style-name="T2"> a execução do processo, terminar a execução e gerar um arquivo com a imagem do processo na memória (</text:span><text:span text:style-name="Emphasis"><text:span text:style-name="T4">core </text:span></text:span><text:span text:style-name="Emphasis"><text:span text:style-name="Strong_20_Emphasis"><text:span text:style-name="T5">dump</text:span></text:span></text:span><text:span text:style-name="Strong_20_Emphasis"><text:span text:style-name="T3">),</text:span></text:span><text:span text:style-name="T2"> ou simplesmente </text:span><text:span text:style-name="Strong_20_Emphasis"><text:span text:style-name="T3">ignorar</text:span></text:span><text:span text:style-name="T2"> o sinal.  </text:span></text:p>
      <text:p text:style-name="P2"><text:span text:style-name="T2">Ainda de acordo com padrões POSIX, </text:span><text:span text:style-name="Emphasis"><text:span text:style-name="T4">threads</text:span></text:span><text:span text:style-name="T2"> de um processo compartilham o tratamento de sinais do processo ao qual estão associadas, mas cada uma pode ter sua própria </text:span><text:a xlink:type="simple" xlink:href="http://man7.org/linux/man-pages/man3/pthread_sigmask.3.html"><text:span text:style-name="T7">máscara</text:span></text:a><text:span text:style-name="T2"> de recebimento de sinais.</text:span></text:p>
      <text:p text:style-name="P2"><text:span text:style-name="T2">Além de receber sinais em função da ocorrência de certos eventos, um processo pode receber sinais enviados explicitamente através da chamada de sistema </text:span><text:a xlink:type="simple" xlink:href="http://man7.org/linux/man-pages/man2/kill.2.html"><text:span text:style-name="Emphasis"><text:span text:style-name="T8">kill</text:span></text:span></text:a><text:span text:style-name="T2">(). Essa chamada permite especificar o PID de um processo, ou a identificação de um grupo de processos, para o qual se deseja enviar um sinal. Na programação com </text:span><text:span text:style-name="Emphasis"><text:span text:style-name="T4">threads</text:span></text:span><text:span text:style-name="T2"> POSIX é possível ainda enviar sinais para </text:span><text:span text:style-name="Emphasis"><text:span text:style-name="T4">threads</text:span></text:span><text:span text:style-name="T2"> específicas do mesmo processo, usando a função C </text:span><text:a xlink:type="simple" xlink:href="http://man7.org/linux/man-pages/man3/pthread_kill.3.html"><text:span text:style-name="Emphasis"><text:span text:style-name="T8">pthread_kill</text:span></text:span></text:a><text:span text:style-name="T2">(3) que, no Linux, é implementada sobre a chamada de sistema (</text:span><text:span text:style-name="Emphasis"><text:span text:style-name="T4">Linux specific</text:span></text:span><text:span text:style-name="T2">) </text:span><text:a xlink:type="simple" xlink:href="http://man7.org/linux/man-pages/man2/tgkill.2.html"><text:span text:style-name="Emphasis"><text:span text:style-name="T8">tgkill</text:span></text:span></text:a><text:span text:style-name="T2">(2). Já a função </text:span><text:a xlink:type="simple" xlink:href="http://man7.org/linux/man-pages/man3/raise.3.html"><text:span text:style-name="Emphasis"><text:span text:style-name="T8">raise</text:span></text:span></text:a><text:span text:style-name="T2">(3) permite enviar um sinal para a </text:span><text:span text:style-name="Emphasis"><text:span text:style-name="T4">thread</text:span></text:span><text:span text:style-name="T2"> corrente. Para o envio de sinais de tempo real para as </text:span><text:span text:style-name="Emphasis"><text:span text:style-name="T4">threads</text:span></text:span><text:span text:style-name="T2"> do processo atual, com dados associados,  é possível usar a função </text:span><text:a xlink:type="simple" xlink:href="http://man7.org/linux/man-pages/man3/sigqueue.3.html"><text:span text:style-name="Emphasis"><text:span text:style-name="T8">sigqueue</text:span></text:span></text:a><text:span text:style-name="T2">(3).</text:span></text:p>
      <text:p text:style-name="P2"><text:span text:style-name="T2">Também é possível bloquear a </text:span><text:span text:style-name="Emphasis"><text:span text:style-name="T4">thread</text:span></text:span><text:span text:style-name="T2"> (ou processo) corrente à espera de um sinal. A chamada de sistema </text:span><text:a xlink:type="simple" xlink:href="http://man7.org/linux/man-pages/man2/pause.2.html"><text:span text:style-name="Emphasis"><text:span text:style-name="T8">pause</text:span></text:span></text:a><text:span text:style-name="T2">(2) bloqueia o processo (ou a </text:span><text:span text:style-name="Emphasis"><text:span text:style-name="T4">thread</text:span></text:span><text:span text:style-name="T2">) atual à espera do recebimento de algum sinal. O mesmo ocorre com a chamada </text:span><text:a xlink:type="simple" xlink:href="http://man7.org/linux/man-pages/man2/sigsuspend.2.html"><text:span text:style-name="Emphasis"><text:span text:style-name="T8">sigsuspend</text:span></text:span></text:a><text:span text:style-name="T2">(2), que permite especificar uma máscara temporária para o bloqueio de sinais. </text:span></text:p>
      <text:p text:style-name="P2"><text:span text:style-name="T2">Sinais (</text:span><text:span text:style-name="Emphasis"><text:span text:style-name="T4">reliable</text:span></text:span><text:span text:style-name="T2">) não são cumulativos, de forma que pode haver apenas uma pendência de cada sinal. Para sinais de tempo real pode haver várias ocorrências pendentes.</text:span></text:p>
      <text:p text:style-name="P2"><text:span text:style-name="T2">O </text:span><text:a xlink:type="simple" xlink:href="http://www.linuxjournal.com/article/3985?page=0,0"><text:span text:style-name="T7">recebimento</text:span></text:a><text:span text:style-name="T2"> efetivo de um sinal (</text:span><text:span text:style-name="Emphasis"><text:span text:style-name="T4">signal delivery</text:span></text:span><text:span text:style-name="T2">) ocorre quando o processo já teve seu contexto restaurado depois de ter sido selecionado para execução pelo escalonador. Isso ocorre porque é preciso ajustar o contexto do processo alvo, restaurando sua tabela de páginas e ponteiros de código e pilha, além de retornar o processador ao </text:span><text:span text:style-name="Emphasis"><text:span text:style-name="T4">user mode</text:span></text:span><text:span text:style-name="T2"> antes de executar uma rotina de tratamento associada. Assim, exceto pelos sinais SIGKILL e SIGSTOP, que têm tratamento imediato no envio, os demais sinais, que não foram ignorados por um processo, apenas são marcados como pendentes. O tratamento apropriado vai ocorrer apenas quando o processo voltar à execução, com contexto restaurado, mas antes de retomar as atividades interrompidas.</text:span></text:p>
      <text:p text:style-name="P8">O recebimento de um sinal também pode acordar um processo bloqueado em condições específicas, recolocando-o na fila de processos prontos. </text:p>
      <text:p text:style-name="P2"><text:span text:style-name="T2">De maneira geral, uma rotina de tratamento de sinais deve ser breve e é preciso cautela na escolha das funções usadas nesse código. Como a entrega de sinais é assíncrona, é possível haver reentrância de código usado na função de tratamento com outras atividades sendo realizadas no fluxo normal de execução do processo e de suas </text:span><text:span text:style-name="Emphasis"><text:span text:style-name="T4">threads</text:span></text:span><text:span text:style-name="T2">. Assim, há preocupação com </text:span><text:a xlink:type="simple" xlink:href="http://en.wikipedia.org/wiki/Reentrancy_(computing)"><text:span text:style-name="T7">reentrância</text:span></text:a><text:span text:style-name="T2"> de código e com segurança devido ao </text:span><text:soft-page-break/><text:span text:style-name="T2">sincronismo (</text:span><text:span text:style-name="Emphasis"><text:span text:style-name="T4">asynchronous safety</text:span></text:span><text:span text:style-name="T2">). O código de tratamento de um sinal deve poder ser interrompido a qualquer momento sem causar estados inconsistentes no processo.</text:span></text:p>
      <text:p text:style-name="P8">Bons estudos,</text:p>
      <text:p text:style-name="P8">Hélio</text:p>
      <text:p text:style-name="P8">Programas: sinais</text:p>
      <text:p text:style-name="P8"><text:bookmark text:name="yui_3_9_1_2_1378510732457_11691"/>Tempo de estudo previsto: 8h</text:p>
      <text:p text:style-name="P8">O que é preciso saber com esta unidade:</text:p>
      <text:list xml:id="list6302078576387438517" text:style-name="L2">
        <text:list-item>
          <text:p text:style-name="P10">conhecer o que são sinais</text:p>
        </text:list-item>
        <text:list-item>
          <text:p text:style-name="P10">conhecer os sinais pré-definidos e as situações em que eles são enviados</text:p>
        </text:list-item>
        <text:list-item>
          <text:p text:style-name="P10">conhecer os sinais associados a combinações de teclas no terminal (ctrl c, ctrl z, ctrl s, ctrl q, ctrl /)</text:p>
        </text:list-item>
        <text:list-item>
          <text:p text:style-name="P10">conhecer os sinais associados a exceções (divisão por zero, acesso ilegal de memória, operação ilegal, ...)</text:p>
        </text:list-item>
        <text:list-item>
          <text:p text:style-name="P4"><text:span text:style-name="T2">conhecer os sinais associados a operações de entrada e saída de dados (escrita em </text:span><text:span text:style-name="Emphasis"><text:span text:style-name="T4">pipe</text:span></text:span><text:span text:style-name="T2"> sem leitor, E/S pronta, leitura e escrita em </text:span><text:span text:style-name="Emphasis"><text:span text:style-name="T4">background</text:span></text:span><text:span text:style-name="T2">, dados urgentes em </text:span><text:span text:style-name="Emphasis"><text:span text:style-name="T4">socket</text:span></text:span><text:span text:style-name="T2">)</text:span></text:p>
        </text:list-item>
        <text:list-item>
          <text:p text:style-name="P4"><text:span text:style-name="T2">conhecer os sinais associados à parada e à continuidade da execução de um processo (</text:span><text:span text:style-name="Emphasis"><text:span text:style-name="T4">sigtstp</text:span></text:span><text:span text:style-name="T2">, </text:span><text:span text:style-name="Emphasis"><text:span text:style-name="T4">sigstop</text:span></text:span><text:span text:style-name="T2">, </text:span><text:span text:style-name="Emphasis"><text:span text:style-name="T4">sigcont</text:span></text:span><text:span text:style-name="T2">)</text:span></text:p>
        </text:list-item>
        <text:list-item>
          <text:p text:style-name="P4"><text:span text:style-name="T2">conhecer o sinal associado a eventos de temporização (</text:span><text:span text:style-name="Emphasis"><text:span text:style-name="T4">sigalarm</text:span></text:span><text:span text:style-name="T2">)</text:span></text:p>
        </text:list-item>
        <text:list-item>
          <text:p text:style-name="P4"><text:span text:style-name="T2">conhecer o sinal associado à mudança de estado de processo filho (</text:span><text:span text:style-name="Emphasis"><text:span text:style-name="T4">sigchld</text:span></text:span><text:span text:style-name="T2">) ou do líder do grupo de processos (</text:span><text:span text:style-name="Emphasis"><text:span text:style-name="T4">sighup</text:span></text:span><text:span text:style-name="T2">)</text:span></text:p>
        </text:list-item>
        <text:list-item>
          <text:p text:style-name="P4"><text:span text:style-name="T2">conhecer sinais reservados para sincronizações entre processos (</text:span><text:span text:style-name="Emphasis"><text:span text:style-name="T4">sigusr1</text:span></text:span><text:span text:style-name="T2"> e </text:span><text:span text:style-name="Emphasis"><text:span text:style-name="T4">sigusr2</text:span></text:span><text:span text:style-name="T2">)</text:span></text:p>
        </text:list-item>
        <text:list-item>
          <text:p text:style-name="P4"><text:span text:style-name="T2">conhecer </text:span><text:a xlink:type="simple" xlink:href="https://moodle.dc.ufscar.br/mod/book/view.php?id=7498"><text:span text:style-name="T7">chamadas de sistema</text:span></text:a><text:span text:style-name="T2"> para ignorar, capturar e bloquear o recebimento de sinais (</text:span><text:span text:style-name="Emphasis"><text:span text:style-name="T4">signal()</text:span></text:span><text:span text:style-name="T2">, </text:span><text:span text:style-name="Emphasis"><text:span text:style-name="T4">sigaction()</text:span></text:span><text:span text:style-name="T2">, </text:span><text:span text:style-name="Emphasis"><text:span text:style-name="T4">sigprocmask()</text:span></text:span><text:span text:style-name="T2">)</text:span></text:p>
        </text:list-item>
        <text:list-item>
          <text:p text:style-name="P16">conhecer estruturas de dados usadas pelo SO para o controle de sinais nos processos</text:p>
        </text:list-item>
      </text:list>
      <text:h text:style-name="P1" text:outline-level="2">3 Prioridades e escalonamento</text:h>
      <text:p text:style-name="P2"><text:span text:style-name="T2">Processos e </text:span><text:span text:style-name="Emphasis"><text:span text:style-name="T4">threads</text:span></text:span><text:span text:style-name="T2"> são entidades criadas pelo SO para possibilitar a execução de blocos de código que compartilham os recursos de um computador. Usando o conceito de </text:span><text:a xlink:type="simple" xlink:href="http://wiki.osdev.org/Context_Switching"><text:span text:style-name="T7">contexto de execução</text:span></text:a><text:span text:style-name="T2">, associado principalmente ao estado dos registradores do hardware na execução de um processo ou </text:span><text:span text:style-name="Emphasis"><text:span text:style-name="T4">thread</text:span></text:span><text:span text:style-name="T2">, o SO consegue promover a alternância dessas entidades no uso do(s) processador(es). O acesso a outros recursos, como unidades de armazenamento, é tipicamente oferecido por demanda.</text:span></text:p>
      <text:p text:style-name="P2"><text:span text:style-name="T2">De maneira geral, sabemos que o SO promove o compartilhamento eficiente do uso dos recursos sobrepondo as ações dos controladores de dispositivos nas operações de entrada e saída com a execução de instruções pelo(s) processador(es). Chamada de  </text:span><text:a xlink:type="simple" xlink:href="http://en.wikipedia.org/wiki/Computer_multitasking"><text:span text:style-name="T7">multiprogramação</text:span></text:a><text:span text:style-name="T2">, essa técnica evita que o processador fique ocioso aguardando a conclusão de uma transferência de dados realizada por um controlador de E/S. Para tanto, o SO instrui o controlador a fazer a leitura ou escrita necessária e direciona o processador para a execução de código de outro processo ou </text:span><text:span text:style-name="Emphasis"><text:span text:style-name="T4">thread</text:span></text:span><text:span text:style-name="T2"> prontos. Usando técnicas de acesso direto à memória (</text:span><text:a xlink:type="simple" xlink:href="http://en.wikipedia.org/wiki/Direct_memory_access"><text:span text:style-name="T7">DMA</text:span></text:a><text:span text:style-name="T2">), um controlador consegue transferir dados lidos de um dispositivo, através de um barramento, para a memória, e também enviar para um dispositivo dados lidos de áreas de memória usadas como </text:span><text:span text:style-name="Emphasis"><text:span text:style-name="T4">buffers</text:span></text:span><text:span text:style-name="T2"> pelo SO.</text:span></text:p>
      <text:p text:style-name="P2"><text:span text:style-name="T2">Outra forma de compartilhar o uso de um processador são as fatias de tempo. Um </text:span><text:a xlink:type="simple" xlink:href="http://en.wikipedia.org/wiki/High_Precision_Event_Timer"><text:span text:style-name="T7">dispositivo</text:span></text:a><text:span text:style-name="T2"> de </text:span><text:a xlink:type="simple" xlink:href="http://en.wikipedia.org/wiki/Programmable_interval_timer"><text:span text:style-name="Emphasis"><text:span text:style-name="T8">timer</text:span></text:span></text:a><text:span text:style-name="T2"> programável presente na </text:span><text:span text:style-name="Emphasis"><text:span text:style-name="T4">motherboard</text:span></text:span><text:span text:style-name="T2"> é usado pelo SO para a geração periódica de interrupções. Com essas interrupções, o SO retoma o controle da CPU em intervalos regulares, independentemente do fluxo de instruções do processo atual. Cabe ao SO determinar a frequência de ocorrência dessas interrupções, de acordo com a precisão dos eventos de temporização tratados. Ao retomar o controle, além de verificar se há eventos agendados para tratar, o SO tem a chance de promover a alternância do uso deste processador. Para tanto, fatias de tempo (</text:span><text:a xlink:type="simple" xlink:href="http://en.wikipedia.org/wiki/Preemption_(computing)"><text:span text:style-name="Emphasis"><text:span text:style-name="T8">processor time slices</text:span></text:span></text:a><text:span text:style-name="T2">) são definidas para os processos na forma e um número de </text:span><text:span text:style-name="Emphasis"><text:span text:style-name="T4">time ticks</text:span></text:span><text:span text:style-name="T2"> do gerador de interrupções periódicas. A cada interrupção do </text:span><text:span text:style-name="Emphasis"><text:span text:style-name="T4">timer</text:span></text:span><text:span text:style-name="T2">, um contador associado ao tempo de execução de um processo (ou </text:span><text:span text:style-name="Emphasis"><text:span text:style-name="T4">thread</text:span></text:span><text:span text:style-name="T2">) é decrementado. Zerado o contador, isso significa o fim da fatia de tempo deste processo na CPU.</text:span></text:p>
      <text:p text:style-name="P2"><text:span text:style-name="T2">Definido que um processo ou </text:span><text:span text:style-name="Emphasis"><text:span text:style-name="T4">thread</text:span></text:span><text:span text:style-name="T2"> deve deixar a CPU momentaneamente, é preciso selecionar o próximo a ocupá-la. Essa seleção é chamada </text:span><text:a xlink:type="simple" xlink:href="http://en.wikipedia.org/wiki/Scheduling_(computing)"><text:span text:style-name="T7">escalonamento</text:span></text:a><text:span text:style-name="T2"> de curto prazo de processos, ou simplesmente escalonamento (</text:span><text:span text:style-name="Emphasis"><text:span text:style-name="T4">scheduling</text:span></text:span><text:span text:style-name="T2">). Se processos podem deixar a CPU antes de suas conclusões para dar lugar a outros, tem-se um mecanismo de escalonamento denominado preemptivo. Em sistemas não preemptivos, um processo é executado até ser concluído ou até explicitamente liberar a CPU.</text:span></text:p>
      <text:p text:style-name="P2"><text:span text:style-name="T2">Diferentes critérios podem ser usados pelo escalonador para a seleção do próximo processo, ou próxima </text:span><text:span text:style-name="Emphasis"><text:span text:style-name="T4">thread</text:span></text:span><text:span text:style-name="T2">, a executar:</text:span></text:p>
      <text:list xml:id="list4136488153612332428" text:style-name="L3">
        <text:list-item>
          <text:p text:style-name="P5"><text:a xlink:type="simple" xlink:href="http://en.wikipedia.org/wiki/Throughput"><text:span text:style-name="Emphasis"><text:span text:style-name="T8">throughput</text:span></text:span></text:a><text:span text:style-name="T2">: vazão, ou seja, o número de processos que completam suas execuções por período de tempo.</text:span></text:p>
        </text:list-item>
        <text:list-item>
          <text:p text:style-name="P5"><text:soft-page-break/><text:a xlink:type="simple" xlink:href="http://en.wikipedia.org/wiki/Latency_(engineering)"><text:span text:style-name="T7">Latência</text:span></text:a><text:span text:style-name="T2">: tempo entre a submissão e a conclusão de um processo (</text:span><text:span text:style-name="Emphasis"><text:span text:style-name="T4">turnaround time</text:span></text:span><text:span text:style-name="T2">) ou tempo entre a submissão e a geraçào de um resultado (</text:span><text:span text:style-name="Emphasis"><text:span text:style-name="T4">response time</text:span></text:span><text:span text:style-name="T2">).</text:span></text:p>
        </text:list-item>
        <text:list-item>
          <text:p text:style-name="P21"><text:span text:style-name="Emphasis"><text:span text:style-name="T4">Fairness</text:span></text:span><text:span text:style-name="T2">: justiça no uso balanceado e justo do(s) processador, evitando que processos ou </text:span><text:span text:style-name="Emphasis"><text:span text:style-name="T4">threads</text:span></text:span><text:span text:style-name="T2"> tenham suas execuções preteridas (</text:span><text:span text:style-name="Emphasis"><text:span text:style-name="T4">deferred</text:span></text:span><text:span text:style-name="T2">) indefinidamente. </text:span></text:p>
        </text:list-item>
      </text:list>
      <text:p text:style-name="P2"><text:span text:style-name="T2">Na seleção de processos ou </text:span><text:span text:style-name="Emphasis"><text:span text:style-name="T4">threads</text:span></text:span><text:span text:style-name="T2">, também é preciso que o escalonador respeite suas prioridades. POSIX define um valor de prioridade estática associado aos processos, chamado de </text:span><text:span text:style-name="Emphasis"><text:span text:style-name="T4">valor de nice</text:span></text:span><text:span text:style-name="T2">. Esse valor varia de -20 a 19, com maior prioridade associada aos valores menores (prio -20 &gt; prio 19). Tipicamente, processos têm valor de </text:span><text:span text:style-name="Emphasis"><text:span text:style-name="T4">nice</text:span></text:span><text:span text:style-name="T2"> </text:span><text:span text:style-name="Strong_20_Emphasis"><text:span text:style-name="T3">0,</text:span></text:span><text:span text:style-name="T2"> o que corresponde à prioridade intermediária, atribuída por padrão aos processos. A chamada de sistema </text:span><text:a xlink:type="simple" xlink:href="http://man7.org/linux/man-pages/man2/nice.2.html"><text:span text:style-name="Emphasis"><text:span text:style-name="T8">nice</text:span></text:span></text:a><text:span text:style-name="T2">(2) serve para alterar essa prioridade estática de um processo. De maneira equivalente, </text:span><text:a xlink:type="simple" xlink:href="http://man7.org/linux/man-pages/man2/setpriority.2.html"><text:span text:style-name="Emphasis"><text:span text:style-name="T8">setpriority</text:span></text:span></text:a><text:span text:style-name="T2">(2) permite ajustar a </text:span><text:a xlink:type="simple" xlink:href="http://lxr.linux.no/#linux+v3.11.3/include/linux/sched.h%23L1040"><text:span text:style-name="T7">prioridade estática</text:span></text:a><text:span text:style-name="T2"> de processos e grupos de processos.</text:span></text:p>
      <text:p text:style-name="P8">Diferentes algoritmos de escalonamento também podem ser implementados por um SO. O padrão POSIX, por exemplo, especifica as seguintes políticas para processos que não possuem restrições de tempo real:</text:p>
      <text:list xml:id="list1007224552127886057" text:style-name="L4">
        <text:list-item>
          <text:p text:style-name="P11">SCHED_OTHER the standard round-robin time-sharing policy;</text:p>
        </text:list-item>
        <text:list-item>
          <text:p text:style-name="P11">SCHED_BATCH for "batch" style execution of processes; and</text:p>
        </text:list-item>
        <text:list-item>
          <text:p text:style-name="P17">SCHED_IDLE for running very low priority background jobs.</text:p>
        </text:list-item>
      </text:list>
      <text:p text:style-name="P8">Para processos de tempo real:</text:p>
      <text:list xml:id="list5844120295518662600" text:style-name="L5">
        <text:list-item>
          <text:p text:style-name="P12">SCHED_FIFO a first-in, first-out policy; and</text:p>
        </text:list-item>
        <text:list-item>
          <text:p text:style-name="P18">SCHED_RR a round-robin policy.</text:p>
        </text:list-item>
      </text:list>
      <text:p text:style-name="P2"><text:span text:style-name="T2">Alguns atributos mantidos pelo SO para cada processo ou thread permitem ajustar seus escalonamentos. Embora a política de escalonamento SCHED_OTHER seja associada por padrão a todo processo, a função </text:span><text:a xlink:type="simple" xlink:href="http://man7.org/linux/man-pages/man2/sched_setscheduler.2.html"><text:span text:style-name="Emphasis"><text:span text:style-name="T8">sched_setcheduler</text:span></text:span></text:a><text:span text:style-name="T2">(2), por exemplo, permite alterar a política de escalonamento. Vale observar, contudo, que é preciso privilégio de super usuário para alterar a política de escalonamento para SCHED_FIFO ou SCHED_RR, que conferem propriedades de suporte a tempo real a um processo. </text:span><text:span text:style-name="Emphasis"><text:span text:style-name="T4">sched_getscheduler</text:span></text:span><text:span text:style-name="T2">(2) permite consultar parâmetros do escalonamento de um processo. </text:span></text:p>
      <text:p text:style-name="P2"><text:span text:style-name="T2">Além da diferença na política de escalonamento, também é possível alterar atributos associados às prioridades dos processos e </text:span><text:span text:style-name="Emphasis"><text:span text:style-name="T4">threads</text:span></text:span><text:span text:style-name="T2">.  A mesma chamada</text:span><text:span text:style-name="Emphasis"><text:span text:style-name="T2"> </text:span></text:span><text:span text:style-name="Emphasis"><text:span text:style-name="T4">sched_setscheduler </text:span></text:span><text:span text:style-name="T2">permite definir atributos de prioridade, ou pode-se também fazer isso usando as funções</text:span><text:span text:style-name="Emphasis"><text:span text:style-name="T2"> </text:span></text:span><text:span text:style-name="Emphasis"><text:span text:style-name="T4">sched_getparam(2) </text:span></text:span><text:span text:style-name="T2">/</text:span><text:span text:style-name="Emphasis"><text:span text:style-name="T2"> </text:span></text:span><text:span text:style-name="Emphasis"><text:span text:style-name="T4">sched_setparam(2). Atualmente, apenas um valor, que caracteriza a prioridade de tempo real de um processo ou thread é definido.</text:span></text:span></text:p>
      <text:p text:style-name="P8">Bons estudos,</text:p>
      <text:p text:style-name="P8">Hélio</text:p>
      <text:p text:style-name="P8">Programas: prio sched </text:p>
      <text:p text:style-name="P8"><text:bookmark text:name="yui_3_9_1_2_1380679533807_1241"/>Tempo de estudo previsto: 8h</text:p>
      <text:p text:style-name="P8">O que é preciso saber com esta unidade:</text:p>
      <text:list xml:id="list4423845936838014879" text:style-name="L6">
        <text:list-item>
          <text:p text:style-name="P6"><text:span text:style-name="T2">conhecer o conceito de prioridade estática e </text:span><text:a xlink:type="simple" xlink:href="https://moodle.dc.ufscar.br/mod/book/view.php?id=7498"><text:span text:style-name="T7">chamadas de sistema</text:span></text:a><text:span text:style-name="T2"> para seus ajustes</text:span></text:p>
        </text:list-item>
        <text:list-item>
          <text:p text:style-name="P13">conhecer as políticas de escalonamento de processos</text:p>
        </text:list-item>
        <text:list-item>
          <text:p text:style-name="P22"><text:span text:style-name="T2">conhecer as </text:span><text:a xlink:type="simple" xlink:href="https://moodle.dc.ufscar.br/mod/book/view.php?id=7498"><text:span text:style-name="T7">chamadas de sistema</text:span></text:a><text:span text:style-name="T2"> para ajuste da política de escalonamento e do valor de prioridade de tempo real</text:span></text:p>
        </text:list-item>
      </text:list>
      <text:p text:style-name="Standard"/>
      <text:h text:style-name="P1" text:outline-level="2">4 Afinidade de CPUs</text:h>
      <text:p text:style-name="P2"><text:a xlink:type="simple" xlink:href="http://man7.org/linux/man-pages/man2/sched_setaffinity.2.html"><text:span text:style-name="T7">sched_setaffinity(2)</text:span></text:a></text:p>
      <text:p text:style-name="Standard"/>
      <text:h text:style-name="P1" text:outline-level="2">5 Consumo de recursos</text:h>
      <text:p text:style-name="P2"><text:span text:style-name="T2">O SO aloca recursos para a execução de cada processo e </text:span><text:span text:style-name="Emphasis"><text:span text:style-name="T4">thread</text:span></text:span><text:span text:style-name="T2">, mas mantém registros das contabilizações de uso. Assim, toda vez que o SO é ativado para prestar serviço a um processo, ele </text:span><text:a xlink:type="simple" xlink:href="http://lxr.linux.no/linux+v3.11.3/kernel/timer.c#L1349"><text:span text:style-name="T7">contabiliza</text:span></text:a><text:span text:style-name="T2"> quanto tempo este processo passou na CPU. O tempo gasto prestando serviço para um processo também é </text:span><text:a xlink:type="simple" xlink:href="http://lxr.linux.no/linux+v3.11.3/kernel/sched/cputime.c#L454"><text:span text:style-name="T7">contabilizado</text:span></text:a><text:span text:style-name="T2">. Quando esse processo deixa a CPU, o SO salva os valores coletados no </text:span><text:a xlink:type="simple" xlink:href="http://lxr.linux.no/linux+v3.11.3/include/linux/sched.h#L1157"><text:span text:style-name="T7">descritor</text:span></text:a><text:span text:style-name="T2"> do </text:span><text:a xlink:type="simple" xlink:href="http://lxr.linux.no/linux+v3.11.3/include/linux/sched.h#L1027"><text:span text:style-name="T7">processo</text:span></text:a><text:span text:style-name="T2">. </text:span></text:p>
      <text:p text:style-name="P2"><text:span text:style-name="T2">Informações sobre o tamanho máximo ocupado na memória e sobre o consumo de outros recursos também são mantidas pelo SO. Seja para monitoração ou análise do processo atual (RUSAGE_SELF), dos seus processos filhos (RUSAGE_CHILDREN) ou da </text:span><text:span text:style-name="Emphasis"><text:span text:style-name="T4">thread</text:span></text:span><text:span text:style-name="T2"> corrente (RUSAGE_THREAD), é possível consultar essas informações usando a chamada de sistema </text:span><text:a xlink:type="simple" xlink:href="http://man7.org/linux/man-pages/man2/getrusage.2.html"><text:span text:style-name="Emphasis"><text:span text:style-name="T8">getrusage</text:span></text:span></text:a><text:span text:style-name="T2">(2). Como resultado desta chamada, tem-se uma estrutura </text:span><text:span text:style-name="Emphasis"><text:span text:style-name="T4">rusage</text:span></text:span><text:span text:style-name="T2">, ilustrada a seguir:</text:span></text:p>
      <text:p text:style-name="P2"><text:span text:style-name="Emphasis"><text:span text:style-name="T4">struct rusage {</text:span></text:span><text:span text:style-name="T2"><text:line-break/></text:span><text:soft-page-break/><text:span text:style-name="Emphasis"><text:span text:style-name="T2">   </text:span></text:span><text:span text:style-name="Emphasis"><text:span text:style-name="T4">struct timeval ru_utime; /* user time used */</text:span></text:span><text:span text:style-name="T2"><text:line-break/></text:span><text:span text:style-name="Emphasis"><text:span text:style-name="T2">   </text:span></text:span><text:span text:style-name="Emphasis"><text:span text:style-name="T4">struct timeval ru_stime; /* system time used */</text:span></text:span><text:span text:style-name="T2"><text:line-break/></text:span><text:span text:style-name="Emphasis"><text:span text:style-name="T2">   </text:span></text:span><text:span text:style-name="Emphasis"><text:span text:style-name="T4">long ru_maxrss; /* max resident set size */</text:span></text:span><text:span text:style-name="T2"><text:line-break/></text:span><text:span text:style-name="Emphasis"><text:span text:style-name="T2">   </text:span></text:span><text:span text:style-name="Emphasis"><text:span text:style-name="T4">long ru_ixrss; /* integral shared text memory size */</text:span></text:span><text:span text:style-name="T2"><text:line-break/></text:span><text:span text:style-name="Emphasis"><text:span text:style-name="T2">   </text:span></text:span><text:span text:style-name="Emphasis"><text:span text:style-name="T4">long ru_idrss; /* integral unshared data size */</text:span></text:span><text:span text:style-name="T2"><text:line-break/></text:span><text:span text:style-name="Emphasis"><text:span text:style-name="T2">   </text:span></text:span><text:span text:style-name="Emphasis"><text:span text:style-name="T4">long ru_isrss; /* integral unshared stack size */</text:span></text:span><text:span text:style-name="T2"><text:line-break/></text:span><text:span text:style-name="Emphasis"><text:span text:style-name="T2">   </text:span></text:span><text:span text:style-name="Emphasis"><text:span text:style-name="T4">long ru_minflt; /* page reclaims */</text:span></text:span><text:span text:style-name="T2"><text:line-break/></text:span><text:span text:style-name="Emphasis"><text:span text:style-name="T2">   </text:span></text:span><text:span text:style-name="Emphasis"><text:span text:style-name="T4">long ru_majflt; /* page faults */</text:span></text:span><text:span text:style-name="T2"><text:line-break/></text:span><text:span text:style-name="Emphasis"><text:span text:style-name="T2">   </text:span></text:span><text:span text:style-name="Emphasis"><text:span text:style-name="T4">long ru_nswap; /* swaps */</text:span></text:span><text:span text:style-name="T2"><text:line-break/></text:span><text:span text:style-name="Emphasis"><text:span text:style-name="T2">   </text:span></text:span><text:span text:style-name="Emphasis"><text:span text:style-name="T4">long ru_inblock; /* block input operations */</text:span></text:span><text:span text:style-name="T2"><text:line-break/></text:span><text:span text:style-name="Emphasis"><text:span text:style-name="T2">   </text:span></text:span><text:span text:style-name="Emphasis"><text:span text:style-name="T4">long ru_oublock; /* block output operations */</text:span></text:span><text:span text:style-name="T2"><text:line-break/></text:span><text:span text:style-name="Emphasis"><text:span text:style-name="T2">   </text:span></text:span><text:span text:style-name="Emphasis"><text:span text:style-name="T4">long ru_msgsnd; /* messages sent */</text:span></text:span><text:span text:style-name="T2"><text:line-break/></text:span><text:span text:style-name="Emphasis"><text:span text:style-name="T2">   </text:span></text:span><text:span text:style-name="Emphasis"><text:span text:style-name="T4">long ru_msgrcv; /* messages received */</text:span></text:span><text:span text:style-name="T2"><text:line-break/></text:span><text:span text:style-name="Emphasis"><text:span text:style-name="T2">   </text:span></text:span><text:span text:style-name="Emphasis"><text:span text:style-name="T4">long ru_nsignals; /* signals received */</text:span></text:span><text:span text:style-name="T2"><text:line-break/></text:span><text:span text:style-name="Emphasis"><text:span text:style-name="T2">   </text:span></text:span><text:span text:style-name="Emphasis"><text:span text:style-name="T4">long ru_nvcsw; /* voluntary context switches */</text:span></text:span><text:span text:style-name="T2"><text:line-break/></text:span><text:span text:style-name="Emphasis"><text:span text:style-name="T2">   </text:span></text:span><text:span text:style-name="Emphasis"><text:span text:style-name="T4">long ru_nivcsw; /* involuntary context switches */</text:span></text:span><text:span text:style-name="T2"><text:line-break/></text:span><text:span text:style-name="Emphasis"><text:span text:style-name="T4">};</text:span></text:span></text:p>
      <text:p text:style-name="P2"><text:span text:style-name="T2">A chamada </text:span><text:span text:style-name="Emphasis"><text:span text:style-name="T4">getrusage</text:span></text:span><text:span text:style-name="T2"> é usada, por exemplo, pelo utilitário </text:span><text:a xlink:type="simple" xlink:href="http://man7.org/linux/man-pages/man1/time.1.html"><text:span text:style-name="Strong_20_Emphasis"><text:span text:style-name="Emphasis"><text:span text:style-name="T9">time</text:span></text:span></text:span></text:a><text:span text:style-name="T2">, que exibe o tempo gasto na execução de um processo. Pensando num </text:span><text:a xlink:type="simple" xlink:href="https://moodle.dc.ufscar.br/mod/assign/view.php?id=7356"><text:span text:style-name="T7">programa</text:span></text:a><text:span text:style-name="T2"> que deseje determinar seu consumo de recursos, total ou em um trecho de código, isto é possível usando as chamadas </text:span><text:a xlink:type="simple" xlink:href="http://man7.org/linux/man-pages/man2/gettimeofday.2.html"><text:span text:style-name="Emphasis"><text:span text:style-name="T8">gettimeofday</text:span></text:span></text:a><text:span text:style-name="T2">(2) (ou </text:span><text:a xlink:type="simple" xlink:href="http://man7.org/linux/man-pages/man2/clock_gettime.2.html"><text:span text:style-name="Emphasis"><text:span text:style-name="T8">gettime</text:span></text:span></text:a><text:span text:style-name="T2">(2)) e getrusage(2):</text:span></text:p>
      <text:p text:style-name="P2"><text:span text:style-name="Emphasis"><text:span text:style-name="T4">struct timeval inic,fim;</text:span></text:span><text:span text:style-name="T2"><text:line-break/></text:span><text:span text:style-name="Emphasis"><text:span text:style-name="T4">struct rusage r1, r2;</text:span></text:span></text:p>
      <text:p text:style-name="P2"><text:span text:style-name="Emphasis"><text:span text:style-name="T4">// determina o instante atual (gettimeofday)</text:span></text:span><text:span text:style-name="T2"><text:line-break/></text:span><text:span text:style-name="Emphasis"><text:span text:style-name="T4">// int gettimeofday(struct timeval *tv, struct timezone *tz);</text:span></text:span><text:span text:style-name="T2"><text:line-break/></text:span><text:span text:style-name="Emphasis"><text:span text:style-name="Strong_20_Emphasis"><text:span text:style-name="T5">gettimeofday</text:span></text:span></text:span><text:span text:style-name="Emphasis"><text:span text:style-name="T4">(&amp;</text:span></text:span><text:span text:style-name="Emphasis"><text:span text:style-name="Strong_20_Emphasis"><text:span text:style-name="T5">inic</text:span></text:span></text:span><text:span text:style-name="Emphasis"><text:span text:style-name="T4">, 0);</text:span></text:span></text:p>
      <text:p text:style-name="P2"><text:span text:style-name="Emphasis"><text:span text:style-name="T4">// determina quanto foi consumido de recursos até aqui (getrusage)</text:span></text:span><text:span text:style-name="T2"><text:line-break/></text:span><text:span text:style-name="Emphasis"><text:span text:style-name="Strong_20_Emphasis"><text:span text:style-name="T5">getrusage(RUSAGE_SELF,</text:span></text:span></text:span><text:span text:style-name="Emphasis"><text:span text:style-name="T4"> &amp;r1);</text:span></text:span></text:p>
      <text:p text:style-name="P2"><text:span text:style-name="Emphasis"><text:span text:style-name="T4">// aqui entra a função cujo tempo se quer avaliar</text:span></text:span></text:p>
      <text:p text:style-name="P2"><text:span text:style-name="Emphasis"><text:span text:style-name="T4">// determina o instante atual </text:span></text:span><text:span text:style-name="Emphasis"><text:span text:style-name="Strong_20_Emphasis"><text:span text:style-name="T5">(gettimeofday)</text:span></text:span></text:span><text:span text:style-name="T2"><text:line-break/></text:span><text:span text:style-name="Strong_20_Emphasis"><text:span text:style-name="Emphasis"><text:span text:style-name="T5">gettimeofday(&amp;fim,0);</text:span></text:span></text:span></text:p>
      <text:p text:style-name="P2"><text:span text:style-name="Emphasis"><text:span text:style-name="T4">// determina quanto foi consumido de recursos até aqui (getrusage)<text:line-break/></text:span></text:span><text:span text:style-name="Emphasis"><text:span text:style-name="Strong_20_Emphasis"><text:span text:style-name="T5">getrusage(RUSAGE_SELF,</text:span></text:span></text:span><text:span text:style-name="Emphasis"><text:span text:style-name="T4"> &amp;r2);</text:span></text:span></text:p>
      <text:p text:style-name="P2"><text:span text:style-name="Emphasis"><text:span text:style-name="T4">// diferença entre </text:span></text:span><text:span text:style-name="Emphasis"><text:span text:style-name="Strong_20_Emphasis"><text:span text:style-name="T5">r2</text:span></text:span></text:span><text:span text:style-name="Emphasis"><text:span text:style-name="T4"> e </text:span></text:span><text:span text:style-name="Emphasis"><text:span text:style-name="Strong_20_Emphasis"><text:span text:style-name="T5">r1</text:span></text:span></text:span><text:span text:style-name="Emphasis"><text:span text:style-name="T4"> (ru_utime e ru_stime) indica </text:span></text:span><text:span text:style-name="Emphasis"><text:span text:style-name="Strong_20_Emphasis"><text:span text:style-name="T5">consumo</text:span></text:span></text:span><text:span text:style-name="Emphasis"><text:span text:style-name="T4"> de recursos para o trecho de código</text:span></text:span><text:span text:style-name="T2"><text:line-break/></text:span><text:span text:style-name="Emphasis"><text:span text:style-name="T4">// diferença entre </text:span></text:span><text:span text:style-name="Emphasis"><text:span text:style-name="Strong_20_Emphasis"><text:span text:style-name="T5">fim</text:span></text:span></text:span><text:span text:style-name="Emphasis"><text:span text:style-name="T4"> e </text:span></text:span><text:span text:style-name="Emphasis"><text:span text:style-name="Strong_20_Emphasis"><text:span text:style-name="T5">inic</text:span></text:span></text:span><text:span text:style-name="Emphasis"><text:span text:style-name="T4"> inica o </text:span></text:span><text:span text:style-name="Emphasis"><text:span text:style-name="Strong_20_Emphasis"><text:span text:style-name="T5">tempo</text:span></text:span></text:span><text:span text:style-name="Emphasis"><text:span text:style-name="T4"> decorrido (elapsed time)</text:span></text:span></text:p>
      <text:p text:style-name="P2"><text:span text:style-name="T2">Também é possível limitar o consumo de recursos por um processo e seus descendentes. Isto é feito com a chamada </text:span><text:a xlink:type="simple" xlink:href="http://man7.org/linux/man-pages/man2/setrlimit.2.html"><text:span text:style-name="T7">setrlimit</text:span></text:a><text:span text:style-name="T2">(2) e os valores vigentes podem ser consultados com </text:span><text:a xlink:type="simple" xlink:href="http://man7.org/linux/man-pages/man2/getrlimit.2.html"><text:span text:style-name="T7">getrlimit</text:span></text:a><text:span text:style-name="T2">(2). Parâmetros que podem ser restringidos incluem:</text:span></text:p>
      <text:p text:style-name="P8"><text:span text:style-name="T1">RLIMIT_AS, RLIMIT_CORE, RLIMIT_CPU, RLIMIT_DATA, RLIMIT_FSIZE, RLIMIT_LOCKS, RLIMIT_MEMLOCK, RLIMIT_MSGQUEUE, RLIMIT_NICE, RLIMIT_NOFILE, RLIMIT_NPROC, RLIMIT_RSS, RLIMIT_RTPRIO, RLIMIT_RTTIME, RLIMIT_RTTIME, RLIMIT_STACK</text:span></text:p>
      <text:p text:style-name="P20"><text:span text:style-name="T2">Para cada um desses valores, é possível estabelecer limites. O limite </text:span><text:span text:style-name="Emphasis"><text:span text:style-name="T4">hard</text:span></text:span><text:span text:style-name="T2"> é usado pelo administrador para estabelecer um teto máximo para o limite de consumo de um recurso. Já o limite </text:span><text:span text:style-name="Emphasis"><text:span text:style-name="T4">soft</text:span></text:span><text:span text:style-name="T2"> é um valor estabelecido por um processo para o consumo de recursos realizado por ele e por seus processos descendentes.</text:span></text:p>
      <text:p text:style-name="P8">Programas: sysctl limits time getrusage / setrusage</text:p>
      <text:p text:style-name="P8">Bons estudos,</text:p>
      <text:p text:style-name="P8">Hélio</text:p>
      <text:p text:style-name="P8">Tempo de estudo previsto: 8h</text:p>
      <text:p text:style-name="P8">O que é preciso saber com esta unidade:</text:p>
      <text:list xml:id="list6131516321149472217" text:style-name="L7">
        <text:list-item>
          <text:p text:style-name="P7"><text:span text:style-name="T2">conhecer as </text:span><text:a xlink:type="simple" xlink:href="https://moodle.dc.ufscar.br/mod/book/view.php?id=7498"><text:span text:style-name="T7">chamadas de sistema</text:span></text:a><text:span text:style-name="T2"> para consulta do consumo de recursos pelos processos</text:span></text:p>
        </text:list-item>
        <text:list-item>
          <text:p text:style-name="P14">conhecer os recursos consumidos por processos que são contabilizados pelo kernel</text:p>
        </text:list-item>
        <text:list-item>
          <text:p text:style-name="P7"><text:span text:style-name="T2">conhecer </text:span><text:span text:style-name="Emphasis"><text:span text:style-name="T4">elapsed time</text:span></text:span><text:span text:style-name="T2">, </text:span><text:span text:style-name="Emphasis"><text:span text:style-name="T4">system time</text:span></text:span><text:span text:style-name="T2"> e </text:span><text:span text:style-name="Emphasis"><text:span text:style-name="T4">user time</text:span></text:span><text:span text:style-name="T2"> e saber como obtê-los num </text:span><text:a xlink:type="simple" xlink:href="https://moodle.dc.ufscar.br/mod/assign/view.php?id=7356"><text:span text:style-name="T7">programa</text:span></text:a></text:p>
        </text:list-item>
        <text:list-item>
          <text:p text:style-name="P14">conhecer formas de monitorar o consumo de recursos</text:p>
        </text:list-item>
        <text:list-item>
          <text:p text:style-name="P14">saber como limitar o consumo de recursos</text:p>
        </text:list-item>
        <text:list-item>
          <text:p text:style-name="P19">conhecer  recursos cujo consumo pode ser limitado pelo SO </text:p>
        </text:list-item>
      </text:list>
      <text:p text:style-name="Standard"/>
      <text:h text:style-name="P1" text:outline-level="2"><text:soft-page-break/>6 Resource limit</text:h>
      <text:p text:style-name="P2"><text:a xlink:type="simple" xlink:href="https://moodle.dc.ufscar.br/get_rlimit(2)http:/man7.org/linux/man-pages/man2/get_rlimit.2.html"><text:span text:style-name="T7">get_rlimit(2)</text:span></text:a></text:p>
      <text:p text:style-name="P2"><text:a xlink:type="simple" xlink:href="http://man7.org/linux/man-pages/man2/set_rlimit.2.html"><text:span text:style-name="T7">set_rlimit(2)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" svg:font-family="Tahoma, Verdana, Arial, Helvetica, sans-serif"/>
    <style:font-face style:name="arial" svg:font-family="arial, helvetica, clean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les Menato</meta:initial-creator>
    <meta:creation-date>2014-10-07T10:00:52.332614818</meta:creation-date>
    <meta:generator>LibreOffice/4.2.6.3$Linux_X86_64 LibreOffice_project/420m0$Build-3</meta:generator>
    <dc:date>2014-10-07T10:02:15.717707989</dc:date>
    <dc:creator>Thales Menato</dc:creator>
    <meta:editing-duration>P0D</meta:editing-duration>
    <meta:editing-cycles>1</meta:editing-cycles>
    <meta:document-statistic meta:table-count="0" meta:image-count="0" meta:object-count="0" meta:page-count="6" meta:paragraph-count="112" meta:word-count="3277" meta:character-count="20538" meta:non-whitespace-character-count="17343"/>
  </office:meta>
</office:document-meta>
</file>